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27cm" svg:height="1.2cm" svg:x="12.2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cm" svg:height="1.45cm" svg:x="12.1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835cm" svg:y1="2.9cm" svg:x2="12.85cm" svg:y2="4.822cm" draw:start-shape="id1" draw:start-glue-point="8" draw:end-shape="id2" draw:end-glue-point="0" svg:d="M12835 2900c0 1443 15 482 15 1922" svg:viewBox="0 0 16 1923">
          <text:p/>
        </draw:connector>
        <draw:custom-shape draw:style-name="gr4" draw:text-style-name="P1" xml:id="id3" draw:id="id3" draw:layer="layout" svg:width="1.9cm" svg:height="1.9cm" svg:x="11.9cm" svg:y="8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xml:id="id2" draw:id="id2" draw:layer="layout" svg:width="4.7cm" svg:height="1.778cm" svg:x="10.5cm" svg:y="4.822cm">
          <text:p text:style-name="P1"><text:span text:style-name="T1">Gestione Da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0.5cm" svg:y1="5.6cm" svg:x2="15.2cm" svg:y2="5.6cm">
          <text:p/>
        </draw:line>
        <draw:connector draw:style-name="gr3" draw:text-style-name="P1" draw:layer="layout" draw:type="curve" svg:x1="12.85cm" svg:y1="6.6cm" svg:x2="12.85cm" svg:y2="8.1cm" draw:start-shape="id2" draw:start-glue-point="2" draw:end-shape="id3" draw:end-glue-point="4" svg:d="M12850 66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9T11:09:07.807000000</dc:date>
    <meta:editing-duration>PT38M16S</meta:editing-duration>
    <meta:editing-cycles>4</meta:editing-cycles>
    <meta:generator>LibreOffice/4.2.2.1$Windows_x86 LibreOffice_project/3be8cda0bddd8e430d8cda1ebfd581265cca5a0f</meta:generator>
    <meta:document-statistic meta:object-count="7"/>
  </office:meta>
</office:document-meta>
</file>